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12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113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07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05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13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112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Narrow_20_arrow" draw:marker-end-width="0.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173cm" fo:min-width="0.03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173cm" fo:min-width="0.03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173cm" fo:min-width="0.03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173cm" fo:min-width="0.03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173cm" fo:min-width="0.033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173cm" fo:min-width="0.031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173cm" fo:min-width="0.032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45af78" draw:textarea-horizontal-align="justify" draw:textarea-vertical-align="middle" draw:auto-grow-height="false" fo:min-height="0.065cm" fo:min-width="0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9c831d" draw:textarea-horizontal-align="justify" draw:textarea-vertical-align="middle" draw:auto-grow-height="false" fo:min-height="0.064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912a58" draw:textarea-horizontal-align="justify" draw:textarea-vertical-align="middle" draw:auto-grow-height="false" fo:min-height="0.065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28cm" svg:stroke-color="#000000" draw:marker-start-width="0.242cm" draw:marker-end-width="0.242cm" draw:fill-color="#dddddd" draw:textarea-horizontal-align="justify" draw:textarea-vertical-align="top" draw:auto-grow-height="false" fo:min-height="6.272cm" fo:min-width="16.471cm" fo:padding-top="0.139cm" fo:padding-bottom="0.139cm" fo:padding-left="0.264cm" fo:padding-right="0.264cm"/>
      <style:paragraph-properties style:writing-mode="lr-tb"/>
    </style:style>
    <style:style style:name="gr22" style:family="graphic" style:parent-style-name="objectwithoutfill">
      <style:graphic-properties svg:stroke-width="0.035cm" svg:stroke-color="#000000" draw:marker-start-width="0.252cm" draw:marker-end="Narrow_20_arrow" draw:marker-end-width="0.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5" style:family="graphic" style:parent-style-name="objectwithoutfill">
      <style:graphic-properties draw:stroke="dash" draw:stroke-dash="Dot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823cm" fo:padding-top="0.139cm" fo:padding-bottom="0.139cm" fo:padding-left="0.264cm" fo:padding-right="0.264cm"/>
      <style:paragraph-properties style:writing-mode="lr-tb"/>
    </style:style>
    <style:style style:name="gr27" style:family="graphic" style:parent-style-name="objectwithoutfill">
      <style:graphic-properties draw:stroke="dash" draw:stroke-dash="Dot" svg:stroke-width="0.035cm" svg:stroke-color="#000000" draw:marker-start-width="0.252cm" draw:marker-end="Narrow_20_arrow" draw:marker-end-width="0.2cm" draw:fill="solid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29" style:family="graphic" style:parent-style-name="standard">
      <style:graphic-properties draw:stroke="none" svg:stroke-width="0.028cm" svg:stroke-color="#000000" draw:marker-start-width="0.242cm" draw:marker-end-width="0.242cm" draw:fill-color="#b2b2b2" draw:textarea-horizontal-align="justify" draw:textarea-vertical-align="top" draw:auto-grow-height="false" fo:min-height="1.576cm" fo:min-width="16.472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412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draw:stroke="none" svg:stroke-color="#000000" draw:marker-end="Narrow_20_arrow" draw:marker-end-width="0.2cm" draw:fill="none" draw:fill-color="#ffffff" fo:min-height="0.475cm"/>
      <style:paragraph-properties style:writing-mode="lr-tb"/>
    </style:style>
    <style:style style:name="gr32" style:family="graphic" style:parent-style-name="standard">
      <style:graphic-properties draw:stroke="none" svg:stroke-width="0.028cm" svg:stroke-color="#000000" draw:marker-start-width="0.242cm" draw:marker-end-width="0.242cm" draw:fill-color="#808080" draw:textarea-horizontal-align="justify" draw:textarea-vertical-align="top" draw:auto-grow-height="false" fo:min-height="1.587cm" fo:min-width="16.472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draw:auto-grow-width="false" fo:min-height="6.386cm" fo:min-width="16.426cm" fo:padding-top="0.142cm" fo:padding-bottom="0.142cm" fo:padding-left="0.267cm" fo:padding-right="0.267cm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39cm" style:use-optimal-column-width="false"/>
    </style:style>
    <style:style style:name="co3" style:family="table-column">
      <style:table-column-properties style:column-width="1.174cm" style:use-optimal-column-width="false"/>
    </style:style>
    <style:style style:name="co4" style:family="table-column">
      <style:table-column-properties style:column-width="1.081cm" style:use-optimal-column-width="false"/>
    </style:style>
    <style:style style:name="co5" style:family="table-column">
      <style:table-column-properties style:column-width="1.365cm" style:use-optimal-column-width="false"/>
    </style:style>
    <style:style style:name="ro1" style:family="table-row">
      <style:table-row-properties style:row-height="-0.689cm" style:use-optimal-row-height="false"/>
    </style:style>
    <style:style style:name="ro2" style:family="table-row">
      <style:table-row-properties style:row-height="0.447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line-height="70%" fo:text-align="start" fo:text-indent="0cm" fo:border="0.57pt solid #000000"/>
      <style:text-properties style:font-name="Roboto" fo:font-size="9pt" style:font-size-asian="9pt" style:font-size-complex="9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10.5pt" fo:letter-spacing="0.12cm" fo:text-shadow="none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70%" fo:text-align="start" fo:text-indent="0cm"/>
    </style:style>
    <style:style style:name="P5" style:family="paragraph">
      <style:paragraph-properties fo:margin-left="0cm" fo:margin-right="0cm" fo:margin-top="0cm" fo:margin-bottom="0cm" fo:line-height="70%" fo:text-align="start" fo:text-indent="0cm"/>
      <style:text-properties style:font-name="Roboto" fo:font-size="9pt" style:font-size-asian="9pt" style:font-size-complex="9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45af78"/>
      <style:paragraph-properties fo:text-align="center"/>
    </style:style>
    <style:style style:name="P8" style:family="paragraph">
      <loext:graphic-properties draw:fill="solid" draw:fill-color="#9c831d"/>
      <style:paragraph-properties fo:text-align="center"/>
    </style:style>
    <style:style style:name="P9" style:family="paragraph">
      <loext:graphic-properties draw:fill="solid" draw:fill-color="#912a58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Roboto" fo:font-size="11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Roboto" fo:font-size="11pt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  <style:text-properties style:font-name="Roboto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style:font-name="Roboto" fo:font-size="10pt" style:font-size-asian="10pt" style:font-size-complex="10pt"/>
    </style:style>
    <style:style style:name="P14" style:family="paragraph">
      <style:paragraph-properties fo:text-align="start" style:writing-mode="lr-tb"/>
      <style:text-properties style:font-name="Roboto" fo:font-size="10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dddddd"/>
      <style:paragraph-properties fo:text-align="start" style:writing-mode="lr-tb"/>
      <style:text-properties style:font-name="Roboto" fo:font-size="10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/>
      <style:paragraph-properties fo:text-align="center"/>
      <style:text-properties style:font-name="Roboto" fo:font-size="10pt"/>
    </style:style>
    <style:style style:name="P17" style:family="paragraph">
      <loext:graphic-properties draw:fill="none" draw:fill-color="#ffffff"/>
      <style:paragraph-properties style:writing-mode="lr-tb"/>
      <style:text-properties style:font-name="Roboto" fo:font-size="10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Roboto" fo:font-size="10pt" fo:font-style="normal" style:font-size-asian="12pt" style:font-style-asian="normal" style:font-size-complex="12pt" style:font-style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Roboto" fo:font-size="10pt" fo:font-style="italic" style:font-size-asian="12pt" style:font-style-asian="italic" style:font-size-complex="12pt" style:font-style-complex="italic"/>
    </style:style>
    <style:style style:name="P21" style:family="paragraph">
      <style:paragraph-properties fo:text-align="start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b2b2b2"/>
      <style:paragraph-properties fo:text-align="start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none" draw:fill-color="#ffffff"/>
      <style:paragraph-properties style:writing-mode="lr-tb"/>
      <style:text-properties style:font-name="Roboto" fo:font-size="11pt" fo:font-style="italic" style:font-size-asian="11pt" style:font-style-asian="italic" style:font-size-complex="11pt" style:font-style-complex="italic"/>
    </style:style>
    <style:style style:name="P27" style:family="paragraph">
      <style:paragraph-properties fo:text-align="start" style:writing-mode="lr-tb"/>
      <style:text-properties style:font-name="Roboto" fo:font-size="12pt" fo:font-weight="bold" fo:background-color="transparent" style:font-size-asian="12pt" style:font-weight-asian="bold" style:font-size-complex="12pt" style:font-weight-complex="bold"/>
    </style:style>
    <style:style style:name="P28" style:family="paragraph">
      <loext:graphic-properties draw:fill-color="#808080"/>
      <style:paragraph-properties fo:text-align="start" style:writing-mode="lr-tb"/>
      <style:text-properties style:font-name="Roboto" fo:font-size="12pt" fo:font-weight="bold" fo:background-color="transparent" style:font-size-asian="12pt" style:font-weight-asian="bold" style:font-size-complex="12pt" style:font-weight-complex="bold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style:font-name="Roboto" fo:font-size="9pt" style:font-size-asian="9pt" style:font-size-complex="9pt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position="super 58%" style:font-name="Roboto" fo:font-size="10pt" style:font-size-asian="10pt" style:font-size-complex="10pt"/>
    </style:style>
    <style:style style:name="T5" style:family="text">
      <style:text-properties style:text-position="0% 100%" style:font-name="Roboto" fo:font-size="10pt" style:font-size-asian="10pt" style:font-size-complex="10pt"/>
    </style:style>
    <style:style style:name="T6" style:family="text">
      <style:text-properties style:text-position="0% 100%" style:font-name="Roboto" fo:font-size="10pt" style:font-size-asian="11pt" style:font-size-complex="11pt"/>
    </style:style>
    <style:style style:name="T7" style:family="text">
      <style:text-properties style:font-name="Roboto" fo:font-size="10pt" style:font-size-asian="11pt" style:font-size-complex="11pt"/>
    </style:style>
    <style:style style:name="T8" style:family="text">
      <style:text-properties style:text-position="super 58%" style:font-name="Roboto" fo:font-size="10pt" style:font-size-asian="11pt" style:font-size-complex="11pt"/>
    </style:style>
    <style:style style:name="T9" style:family="text">
      <style:text-properties style:font-name="Roboto" fo:font-size="10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" fo:font-size="10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Roboto" fo:font-size="10pt" fo:font-style="italic" style:font-size-asian="11pt" style:font-style-asian="italic" style:font-size-complex="11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Roboto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Roboto" fo:font-size="10pt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2cm" svg:height="0.396cm" svg:x="2.513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393cm" svg:height="0.397cm" svg:x="5.232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2.905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2.513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291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2.905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677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291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2.513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677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2.905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2.513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291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2.905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677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291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069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677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461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069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4.847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461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5.232cm" svg:y="0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4.847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069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5.232cm" svg:y="0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461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069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4.847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461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5.232cm" svg:y="1.0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4.847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2.513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3cm" svg:height="0.397cm" svg:x="5.232cm" svg:y="1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2.905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2.513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291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2.905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677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291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2.513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677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2.905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2.513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291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2.905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677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291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069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677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461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069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4.847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461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5.232cm" svg:y="1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4.847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069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5.232cm" svg:y="2.2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461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069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4.847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461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5.232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4.847cm" svg:y="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0.393cm" svg:height="0.397cm" svg:x="2.595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392cm" svg:height="0.396cm" svg:x="5.315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2.988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2.595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373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2.988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759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373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2.595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759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2.988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2.595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373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2.988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759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373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151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759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543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151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929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543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5.315cm" svg:y="0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929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151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5.315cm" svg:y="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543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151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929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543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5.315cm" svg:y="1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929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3cm" svg:height="0.397cm" svg:x="2.595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5.315cm" svg:y="1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5cm" svg:height="0.397cm" svg:x="2.988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3cm" svg:height="0.389cm" svg:x="2.595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3.373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5cm" svg:height="0.389cm" svg:x="2.988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3.759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3.373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3cm" svg:height="0.391cm" svg:x="2.595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3.759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5cm" svg:height="0.391cm" svg:x="2.988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3cm" svg:height="0.396cm" svg:x="2.595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3.373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5cm" svg:height="0.396cm" svg:x="2.988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3.759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3.373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4.151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3.759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543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4.151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6cm" svg:height="0.397cm" svg:x="4.929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543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92cm" svg:height="0.397cm" svg:x="5.315cm" svg:y="1.9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86cm" svg:height="0.389cm" svg:x="4.929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4.151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392cm" svg:height="0.389cm" svg:x="5.315cm" svg:y="2.3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543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92cm" svg:height="0.396cm" svg:x="4.151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86cm" svg:height="0.391cm" svg:x="4.929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543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392cm" svg:height="0.391cm" svg:x="5.315cm" svg:y="2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86cm" svg:height="0.396cm" svg:x="4.929cm" svg:y="3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7" draw:text-style-name="P3" draw:layer="layout" svg:x1="9.218cm" svg:y1="3.521cm" svg:x2="9.03cm" svg:y2="4.112cm">
          <text:p/>
        </draw:line>
        <draw:frame draw:style-name="standard" draw:layer="layout" svg:width="6.606cm" svg:height="2.087cm" svg:x="8.384cm" svg:y="1.434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1">cell_id</text:span></text:p>
              </table:table-cell>
              <table:table-cell>
                <text:p text:style-name="P5"><text:span text:style-name="T1">lon</text:span></text:p>
              </table:table-cell>
              <table:table-cell>
                <text:p text:style-name="P5"><text:span text:style-name="T1">lat</text:span></text:p>
              </table:table-cell>
              <table:table-cell>
                <text:p text:style-name="P5"><text:span text:style-name="T1">lulc</text:span></text:p>
              </table:table-cell>
              <table:table-cell>
                <text:p text:style-name="P5"><text:span text:style-name="T1">year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-54.8</text:span></text:p>
              </table:table-cell>
              <table:table-cell>
                <text:p text:style-name="P5"><text:span text:style-name="T1">-2.8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1985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-54.8</text:span></text:p>
              </table:table-cell>
              <table:table-cell>
                <text:p text:style-name="P5"><text:span text:style-name="T1">-2.8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198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-54.8</text:span></text:p>
              </table:table-cell>
              <table:table-cell>
                <text:p text:style-name="P5"><text:span text:style-name="T1">-2.8</text:span></text:p>
              </table:table-cell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198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8" draw:text-style-name="P6" draw:layer="layout" svg:x1="5.707cm" svg:y1="3.136cm" svg:x2="8.384cm" svg:y2="1.434cm">
          <text:p/>
        </draw:line>
        <draw:line draw:style-name="gr8" draw:text-style-name="P6" draw:layer="layout" svg:x1="5.707cm" svg:y1="3.517cm" svg:x2="8.374cm" svg:y2="3.517cm">
          <text:p/>
        </draw:line>
        <draw:custom-shape draw:style-name="gr9" draw:text-style-name="P7" draw:layer="layout" svg:width="0.567cm" svg:height="0.457cm" svg:x="6.367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566cm" svg:height="0.457cm" svg:x="2.405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2.971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65cm" svg:height="0.457cm" svg:x="3.538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566cm" svg:height="0.457cm" svg:x="8.632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567cm" svg:height="0.457cm" svg:x="4.669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5.236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5.801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4.103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6.934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7.5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8.065cm" svg:y="4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1.453cm" svg:height="0.704cm" svg:x="7.445cm" svg:y="3.615cm">
          <draw:text-box>
            <text:p><text:span text:style-name="T2">1 cell</text:span></text:p>
          </draw:text-box>
        </draw:frame>
        <draw:frame draw:style-name="gr17" draw:text-style-name="P11" draw:layer="layout" svg:width="5.936cm" svg:height="0.662cm" svg:x="5.807cm" svg:y="0.088cm">
          <draw:text-box>
            <text:p><text:span text:style-name="T2">raster stack (1985 - 2021)</text:span></text:p>
          </draw:text-box>
        </draw:frame>
        <draw:frame draw:style-name="gr17" draw:text-style-name="P12" draw:layer="layout" svg:width="2.101cm" svg:height="0.662cm" svg:x="2.151cm" svg:y="4.65cm">
          <draw:text-box>
            <text:p><text:span text:style-name="T2">1985</text:span></text:p>
          </draw:text-box>
        </draw:frame>
        <draw:frame draw:style-name="gr17" draw:text-style-name="P12" draw:layer="layout" svg:width="1.537cm" svg:height="0.662cm" svg:x="8.107cm" svg:y="4.65cm">
          <draw:text-box>
            <text:p><text:span text:style-name="T2">1996</text:span></text:p>
          </draw:text-box>
        </draw:frame>
        <draw:custom-shape draw:style-name="gr18" draw:text-style-name="P7" draw:layer="layout" svg:width="0.457cm" svg:height="0.349cm" svg:x="10.534cm" svg:y="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458cm" svg:height="0.348cm" svg:x="10.536cm" svg:y="4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458cm" svg:height="0.349cm" svg:x="10.537cm" svg:y="4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3.021cm" svg:height="0.662cm" svg:x="10.99cm" svg:y="3.797cm">
          <draw:text-box>
            <text:p><text:span text:style-name="T2">- Forest</text:span></text:p>
          </draw:text-box>
        </draw:frame>
        <draw:frame draw:style-name="gr17" draw:text-style-name="P13" draw:layer="layout" svg:width="3.021cm" svg:height="0.662cm" svg:x="10.99cm" svg:y="4.218cm">
          <draw:text-box>
            <text:p><text:span text:style-name="T2">- Pasture</text:span></text:p>
          </draw:text-box>
        </draw:frame>
        <draw:frame draw:style-name="gr17" draw:text-style-name="P13" draw:layer="layout" svg:width="3.021cm" svg:height="0.662cm" svg:x="10.991cm" svg:y="4.629cm">
          <draw:text-box>
            <text:p><text:span text:style-name="T2">- Agriculture</text:span></text:p>
          </draw:text-box>
        </draw:frame>
        <draw:custom-shape draw:style-name="gr21" draw:text-style-name="P15" draw:layer="layout" svg:width="16.999cm" svg:height="6.55cm" svg:x="0cm" svg:y="5.312cm">
          <text:p text:style-name="P14"><text:span text:style-name="T3">Cyc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6" draw:layer="layout" svg:x1="3.267cm" svg:y1="6.917cm" svg:x2="2.808cm" svg:y2="7.502cm">
          <text:p/>
        </draw:line>
        <draw:frame draw:style-name="gr23" draw:text-style-name="P17" draw:layer="layout" svg:width="5.84cm" svg:height="0.74cm" svg:x="0.018cm" svg:y="7.502cm">
          <draw:text-box>
            <text:p><text:span text:style-name="T2">1</text:span><text:span text:style-name="T4">st</text:span><text:span text:style-name="T5"> year of an</text:span><text:span text:style-name="T6">thropic cover</text:span></text:p>
          </draw:text-box>
        </draw:frame>
        <draw:frame draw:style-name="gr24" draw:text-style-name="P17" draw:layer="layout" svg:width="1.763cm" svg:height="0.725cm" svg:x="4.77cm" svg:y="5.914cm">
          <draw:text-box>
            <text:p><text:span text:style-name="T7">before</text:span></text:p>
          </draw:text-box>
        </draw:frame>
        <draw:frame draw:style-name="gr24" draw:text-style-name="P17" draw:layer="layout" svg:width="1.763cm" svg:height="0.725cm" svg:x="6.346cm" svg:y="5.915cm">
          <draw:text-box>
            <text:p><text:span text:style-name="T7">after</text:span></text:p>
          </draw:text-box>
        </draw:frame>
        <draw:frame draw:style-name="gr23" draw:text-style-name="P17" draw:layer="layout" svg:width="7.937cm" svg:height="0.74cm" svg:x="4.379cm" svg:y="7.502cm">
          <draw:text-box>
            <text:p><text:span text:style-name="T7">1</text:span><text:span text:style-name="T8">st</text:span><text:span text:style-name="T6"> year of forest after anthropic cover</text:span></text:p>
          </draw:text-box>
        </draw:frame>
        <draw:line draw:style-name="gr22" draw:text-style-name="P16" draw:layer="layout" svg:x1="6.759cm" svg:y1="6.955cm" svg:x2="7.213cm" svg:y2="7.616cm">
          <text:p/>
        </draw:line>
        <draw:line draw:style-name="gr25" draw:text-style-name="P16" draw:layer="layout" svg:x1="6.346cm" svg:y1="5.564cm" svg:x2="6.346cm" svg:y2="7.254cm">
          <text:p/>
        </draw:line>
        <draw:frame draw:style-name="gr26" draw:text-style-name="P19" draw:layer="layout" svg:width="5.583cm" svg:height="1.101cm" svg:x="11.223cm" svg:y="6.644cm">
          <draw:text-box>
            <text:p text:style-name="P18"><text:span text:style-name="T9">y – (x + 1) = Conversion length</text:span></text:p>
            <text:p text:style-name="P18"><text:span text:style-name="T10">1989 – (1986 + 1) = 2</text:span></text:p>
          </draw:text-box>
        </draw:frame>
        <draw:line draw:style-name="gr22" draw:text-style-name="P16" draw:layer="layout" svg:x1="4.424cm" svg:y1="6.473cm" svg:x2="4.424cm" svg:y2="5.89cm">
          <text:p/>
        </draw:line>
        <draw:line draw:style-name="gr27" draw:text-style-name="P16" draw:layer="layout" svg:x1="2.689cm" svg:y1="6.458cm" svg:x2="2.7cm" svg:y2="5.89cm">
          <text:p/>
        </draw:line>
        <draw:frame draw:style-name="gr24" draw:text-style-name="P20" draw:layer="layout" svg:width="0.642cm" svg:height="0.725cm" svg:x="2.388cm" svg:y="5.312cm">
          <draw:text-box>
            <text:p><text:span text:style-name="T11">x</text:span></text:p>
          </draw:text-box>
        </draw:frame>
        <draw:frame draw:style-name="gr24" draw:text-style-name="P20" draw:layer="layout" svg:width="0.642cm" svg:height="0.725cm" svg:x="4.128cm" svg:y="5.313cm">
          <draw:text-box>
            <text:p><text:span text:style-name="T11">y</text:span></text:p>
          </draw:text-box>
        </draw:frame>
        <draw:frame draw:style-name="gr28" draw:text-style-name="P17" draw:layer="layout" svg:width="7.497cm" svg:height="1.073cm" svg:x="9.296cm" svg:y="5.571cm">
          <draw:text-box>
            <text:p><text:span text:style-name="T11">x</text:span><text:span text:style-name="T7"> = Last forest year (period is “before”);</text:span></text:p>
            <text:p><text:span text:style-name="T11">y</text:span><text:span text:style-name="T9"> = First agriculture year (period is “before”);</text:span></text:p>
          </draw:text-box>
        </draw:frame>
        <draw:custom-shape draw:style-name="gr29" draw:text-style-name="P22" draw:layer="layout" svg:width="17cm" svg:height="1.854cm" svg:x="0cm" svg:y="8.3cm">
          <text:p text:style-name="P21"><text:span text:style-name="T3">Cyc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6" draw:layer="layout" svg:x1="8.038cm" svg:y1="8.499cm" svg:x2="8.038cm" svg:y2="10.037cm">
          <text:p/>
        </draw:line>
        <draw:frame draw:style-name="gr30" draw:text-style-name="P24" draw:layer="layout" svg:width="4.026cm" svg:height="0.69cm" svg:x="12.783cm" svg:y="8.815cm">
          <draw:text-box>
            <text:p text:style-name="P23"><text:span text:style-name="T3">1994 – (1992 + 1) = 1</text:span></text:p>
          </draw:text-box>
        </draw:frame>
        <draw:line draw:style-name="gr22" draw:text-style-name="P6" draw:layer="layout" svg:x1="7.175cm" svg:y1="9.398cm" svg:x2="7.175cm" svg:y2="8.84cm">
          <text:p/>
        </draw:line>
        <draw:line draw:style-name="gr27" draw:text-style-name="P6" draw:layer="layout" svg:x1="6.008cm" svg:y1="9.363cm" svg:x2="6.026cm" svg:y2="8.814cm">
          <text:p/>
        </draw:line>
        <draw:frame draw:style-name="gr31" draw:text-style-name="P25" draw:layer="layout" svg:width="0.642cm" svg:height="0.725cm" svg:x="5.699cm" svg:y="8.242cm">
          <draw:text-box>
            <text:p><text:span text:style-name="T12">x</text:span></text:p>
          </draw:text-box>
        </draw:frame>
        <draw:frame draw:style-name="gr24" draw:text-style-name="P26" draw:layer="layout" svg:width="0.642cm" svg:height="0.725cm" svg:x="6.896cm" svg:y="8.243cm">
          <draw:text-box>
            <text:p><text:span text:style-name="T13">y</text:span></text:p>
          </draw:text-box>
        </draw:frame>
        <draw:custom-shape draw:style-name="gr9" draw:text-style-name="P7" draw:layer="layout" svg:width="0.567cm" svg:height="0.457cm" svg:x="5.784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566cm" svg:height="0.457cm" svg:x="1.822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2.388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65cm" svg:height="0.457cm" svg:x="2.955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566cm" svg:height="0.457cm" svg:x="8.049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567cm" svg:height="0.457cm" svg:x="4.086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4.653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5.218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3.52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6.351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6.917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7.482cm" svg:y="6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5.781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566cm" svg:height="0.457cm" svg:x="8.046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66cm" svg:height="0.457cm" svg:x="6.348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565cm" svg:height="0.457cm" svg:x="6.914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7.479cm" svg:y="9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17cm" svg:height="1.865cm" svg:x="0cm" svg:y="10.154cm">
          <text:p text:style-name="P27"><text:span text:style-name="T14">Cycl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4.026cm" svg:height="0.69cm" svg:x="12.783cm" svg:y="10.781cm">
          <draw:text-box>
            <text:p text:style-name="P23"><text:span text:style-name="T3">1996 – (1995 + 1) = 0</text:span></text:p>
          </draw:text-box>
        </draw:frame>
        <draw:line draw:style-name="gr22" draw:text-style-name="P6" draw:layer="layout" svg:x1="8.342cm" svg:y1="11.309cm" svg:x2="8.342cm" svg:y2="10.751cm">
          <text:p/>
        </draw:line>
        <draw:line draw:style-name="gr27" draw:text-style-name="P6" draw:layer="layout" svg:x1="7.788cm" svg:y1="11.309cm" svg:x2="7.806cm" svg:y2="10.76cm">
          <text:p/>
        </draw:line>
        <draw:frame draw:style-name="gr31" draw:text-style-name="P25" draw:layer="layout" svg:width="0.642cm" svg:height="0.725cm" svg:x="7.461cm" svg:y="10.163cm">
          <draw:text-box>
            <text:p><text:span text:style-name="T12">x</text:span></text:p>
          </draw:text-box>
        </draw:frame>
        <draw:frame draw:style-name="gr24" draw:text-style-name="P26" draw:layer="layout" svg:width="0.642cm" svg:height="0.725cm" svg:x="8.027cm" svg:y="10.154cm">
          <draw:text-box>
            <text:p><text:span text:style-name="T13">y</text:span></text:p>
          </draw:text-box>
        </draw:frame>
        <draw:custom-shape draw:style-name="gr12" draw:text-style-name="P9" draw:layer="layout" svg:width="0.566cm" svg:height="0.457cm" svg:x="8.067cm" svg:y="1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567cm" svg:height="0.457cm" svg:x="7.5cm" svg:y="1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9" draw:layer="layout" svg:width="16.96cm" svg:height="6.67cm" svg:x="0.02cm" svg:y="5.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Narrow_20_arrow" draw:display-name="Narrow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2-12-02T09:39:42.364697085</dc:date>
    <meta:editing-duration>PT54M16S</meta:editing-duration>
    <meta:editing-cycles>21</meta:editing-cycles>
    <meta:generator>LibreOffice/6.4.7.2$Linux_X86_64 LibreOffice_project/40$Build-2</meta:generator>
    <meta:document-statistic meta:object-count="203"/>
  </office:meta>
</office:document-meta>
</file>